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eople</text:span> presents indicators on education, health, jobs, social protection, and gender. These five themes account for a large part of the Sustainable Development Goals agenda—in particular, Goal 1 on poverty eradication, Goal 3 on health, Goal 4 on education opportunities, Goal 5 on gender equality, Goal 6 on water and sanitation, and Goal 8 on decent work and economic growth.</text:p>
      <text:p text:style-name="P1">Data for indicators in <text:span text:style-name="T1">People</text:span> are collected and compiled by national authorities and by international development agencies, including the World Bank. The collaboration of thematic and statistical experts across these organizations helps ensure that the data are robust, reliable, and timely. For example, in response to concerns about different data sources and methodologies making global monitoring of child mortality difficult, the United Nations Inter-agency Group for Child Mortality Estimation began compiling all available data, assessing data quality, and generating modelled estimates, which has enhanced the reliability, transparency, and comparability of neonatal, infant, and under-five mortality rates. Similar initiatives have improved estimates of maternal mortality.</text:p>
      <text:p text:style-name="P1"><text:span text:style-name="T1">People</text:span> includes several new indicators, added primarily to improve coverage of the Sustainable Development Goals. New health indicators help measure targets under Goal 3: incidence of malaria and incidence of HIV (target 3.3), mortality from noncommunicable diseases and suicide mortality rate (target 3.4), and alcohol consumption (target 3.5). Indicators for access to water and sanitation, which measure progress toward targets 6.1 and 6.2 under Goal 6, are now disaggregated by wealth quintile. A new indicator on education attainment of people ages 25 and older provides information on the skills and qualifications of a country’s adult population (target 4.4). Two new indicators—proportion of women subject to physical or sexual violence and women’s participation in decisionmaking—shed light on gender equality and are related to Goal 5 (targets 5.2 and 5.5).</text:p>
      <text:p text:style-name="P1">National averages can mask differences among subgroups of a population, and the Sustainable Development Goals call for disaggregation of many indicators. Many indicators in People are disaggregated by sex, age, wealth quintile, and urban or rural location. Estimates of malnutrition, poverty, and population over time at the subnational level are now available online. The World Bank is also leading collaborative efforts to compile gender-disaggregated data on financial inclusion, employment law, and business regulations.</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27:37.295000000</dc:date>
    <meta:editing-duration>PT12S</meta:editing-duration>
    <meta:editing-cycles>1</meta:editing-cycles>
    <meta:document-statistic meta:table-count="0" meta:image-count="0" meta:object-count="0" meta:page-count="1" meta:paragraph-count="4" meta:word-count="368" meta:character-count="2550" meta:non-whitespace-character-count="2189"/>
  </office:meta>
</office:document-meta>
</file>